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832f" officeooo:paragraph-rsid="0018832f" style:font-size-asian="12.25pt" style:font-weight-asian="bold" style:font-size-complex="14pt" style:font-weight-complex="bold"/>
    </style:style>
    <style:style style:name="P2" style:family="paragraph" style:parent-style-name="Standard">
      <style:text-properties officeooo:rsid="0018832f" officeooo:paragraph-rsid="0018832f"/>
    </style:style>
    <style:style style:name="P3" style:family="paragraph" style:parent-style-name="Standard">
      <style:paragraph-properties style:writing-mode="lr-tb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nema</text:p>
      <text:p text:style-name="P1"/>
      <text:p text:style-name="P3"><text:bookmark text:name="place-title"/>Palacio de la Prensa </text:p>
      <text:p text:style-name="P3">Plaza de Callao, 4</text:p>
      <text:p text:style-name="P3">28013 Madrid, España</text:p>
      <text:p text:style-name="Standard">+34 915 21 99 00</text:p>
      <text:p text:style-name="P2"><text:a xlink:type="simple" xlink:href="https://lh6.googleusercontent.com/-zxgVFkO8KNw/UZiZ0A1pNMI/AAAAAAAABdM/6uID6FFcAzA/s90/2013-05-19">https://lh6.googleusercontent.com/-zxgVFkO8KNw/UZiZ0A1pNMI/AAAAAAAABdM/6uID6FFcAzA/s90/2013-05-19</text:a></text:p>
      <text:p text:style-name="P2"/>
      <text:p text:style-name="P2"><text:bookmark text:name="place-title1"/>Palafox </text:p>
      <text:p text:style-name="P2">Calle de Luchana, 15</text:p>
      <text:p text:style-name="P3">28010 Madrid, España</text:p>
      <text:p text:style-name="Standard">+34 915 93 87 27</text:p>
      <text:p text:style-name="P2"><text:a xlink:type="simple" xlink:href="https://lh3.googleusercontent.com/--nOBVf-Lzhg/UgJUd-qtSaI/AAAAAAAACgs/mau2bT2lTiY/s90/photo.jpg">https://lh3.googleusercontent.com/--nOBVf-Lzhg/UgJUd-qtSaI/AAAAAAAACgs/mau2bT2lTiY/s90/photo.jpg</text:a></text:p>
      <text:p text:style-name="P2"/>
      <text:p text:style-name="P2"><text:bookmark text:name="place-title2"/>Conde Duque </text:p>
      <text:p text:style-name="P2">Calle de Alberto Aguilera, 4</text:p>
      <text:p text:style-name="P3">28015 Madrid, España</text:p>
      <text:p text:style-name="Standard">+34 914 47 71 84</text:p>
      <text:p text:style-name="P2"><text:a xlink:type="simple" xlink:href="https://lh4.googleusercontent.com/-MnivRgDLuYw/UZpBcFZl79I/AAAAAAAACC0/Q6j4HC9z6Hw/s90/2013-05-20">https://lh4.googleusercontent.com/-MnivRgDLuYw/UZpBcFZl79I/AAAAAAAACC0/Q6j4HC9z6Hw/s90/2013-05-20</text:a></text:p>
      <text:p text:style-name="P2"/>
      <text:p text:style-name="P2"><text:bookmark text:name="place-title3"/><text:span text:style-name="T1">Cines</text:span> Renoir Princesa </text:p>
      <text:p text:style-name="P2">Calle de la Princesa, 3</text:p>
      <text:p text:style-name="P3">28008 Madrid, España</text:p>
      <text:p text:style-name="Standard">+34 915 41 41 00</text:p>
      <text:p text:style-name="P2"><text:a xlink:type="simple" xlink:href="https://lh5.googleusercontent.com/-gaH3cbAo8rk/UZs0lvTjccI/AAAAAAAACFw/hHwWkO4bsQM/s90/2013-05-21">https://lh5.googleusercontent.com/-gaH3cbAo8rk/UZs0lvTjccI/AAAAAAAACFw/hHwWkO4bsQM/s90/2013-05-21</text:a></text:p>
      <text:p text:style-name="P2"/>
      <text:p text:style-name="P3"><text:bookmark text:name="place-title7"/>Yelmo <text:span text:style-name="T1">Cinemas</text:span> Ideal 3D </text:p>
      <text:p text:style-name="P3">Plaza de Jacinto Benavente</text:p>
      <text:p text:style-name="P3">Calle del Doctor Cortezo, 6, 28012 Madrid, España</text:p>
      <text:p text:style-name="Standard">+34 902 22 09 22</text:p>
      <text:p text:style-name="P2"><text:a xlink:type="simple" xlink:href="https://lh4.googleusercontent.com/-NS8Bcs-w2-E/UospGu9miGI/AAAAAAAAAX0/vghki78KFr8/s90/2013-11-19">https://lh4.googleusercontent.com/-NS8Bcs-w2-E/UospGu9miGI/AAAAAAAAAX0/vghki78KFr8/s90/2013-11-19</text:a></text:p>
      <text:p text:style-name="P2"/>
      <text:p text:style-name="P3"><text:bookmark text:name="place-title10"/><text:span text:style-name="T1">Cine</text:span> Doré </text:p>
      <text:p text:style-name="P3">Calle de Santa Isabel, 3</text:p>
      <text:p text:style-name="P3">28012 Madrid, España</text:p>
      <text:p text:style-name="Standard">+34 913 69 11 25</text:p>
      <text:p text:style-name="P2"><text:a xlink:type="simple" xlink:href="https://lh3.googleusercontent.com/-8424xIWZjtw/UJEbX5u-ckI/AAAAAAAAAjI/RPD-ObghgDY/s90/2012-10-31">https://lh3.googleusercontent.com/-8424xIWZjtw/UJEbX5u-ckI/AAAAAAAAAjI/RPD-ObghgDY/s90/2012-10-31</text:a></text:p>
      <text:p text:style-name="P2"/>
      <text:p text:style-name="P2"><text:bookmark text:name="place-title11"/>Capitol</text:p>
      <text:p text:style-name="P2">Calle Gran Vía, 41</text:p>
      <text:p text:style-name="P3">28013 Madrid, España</text:p>
      <text:p text:style-name="Standard">+34 902 33 32 31</text:p>
      <text:p text:style-name="P2"><text:a xlink:type="simple" xlink:href="https://lh4.googleusercontent.com/-2tGYS7y5e68/Tvo1GkBHnpI/AAAAAAAAAAc/t_5YScPzuq8/s90/Cines%2BCapitol">https://lh4.googleusercontent.com/-2tGYS7y5e68/Tvo1GkBHnpI/AAAAAAAAAAc/t_5YScPzuq8/s90/Cines%2BCapitol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5T01:24:42.513000000</meta:creation-date>
    <dc:date>2013-12-05T01:33:08.089000000</dc:date>
    <meta:editing-duration>P0D</meta:editing-duration>
    <meta:editing-cycles>1</meta:editing-cycles>
    <meta:document-statistic meta:table-count="0" meta:image-count="0" meta:object-count="0" meta:page-count="1" meta:paragraph-count="36" meta:word-count="118" meta:character-count="1230" meta:non-whitespace-character-count="1143"/>
    <meta:generator>LibreOffice/4.1.3.2$Windows_x86 LibreOffice_project/70feb7d99726f064edab4605a8ab840c50ec57a</meta:generator>
  </office:meta>
</office:document-meta>
</file>